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Full Trust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340" calcext:value-type="float">
            <text:p>13034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Shuttle I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Partial recovery</text:p>
          </table:table-cell>
          <table:table-cell table:style-name="ce10" office:value-type="string" calcext:value-type="string">
            <text:p>Ligh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edicated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Solid/Liquid</text:p>
          </table:table-cell>
          <table:table-cell table:style-name="ce10" office:value-type="string" calcext:value-type="string">
            <text:p>L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cientific Studies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number-columns-repeated="4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Carg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<text:s text:c="2"/>Tripulation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21:19:39.207261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3-11T21:20:52.117766043</dc:date>
    <meta:editing-duration>PT9H9M18S</meta:editing-duration>
    <meta:editing-cycles>189</meta:editing-cycles>
    <meta:generator>LibreOffice/5.2.7.2$Linux_X86_64 LibreOffice_project/20m0$Build-2</meta:generator>
    <meta:document-statistic meta:table-count="1" meta:cell-count="736" meta:object-count="0"/>
  </office:meta>
</office:document-meta>
</file>